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'Bitstream Vera Sans Mono', 'Courier New', Courier, monospace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128" officeooo:paragraph-rsid="0003d128"/>
    </style:style>
    <style:style style:name="P2" style:family="paragraph" style:parent-style-name="Standard">
      <style:text-properties style:font-name="Liberation Serif1" officeooo:rsid="0001d2dd" officeooo:paragraph-rsid="0001d2d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000000" style:font-name="Monaco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font-name="Liberation Serif1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style:font-name="Liberation Serif1" fo:font-size="12pt" fo:letter-spacing="normal" fo:font-style="normal" fo:font-weight="normal" officeooo:rsid="00058c1f" loext:padding="0cm" loext:border="none"/>
    </style:style>
    <style:style style:name="T7" style:family="text">
      <style:text-properties style:font-name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bre de la máquina: Monitor</text:p>
      <text:p text:style-name="P2">Clave de superusuario: zybomonitor</text:p>
      <text:p text:style-name="P2"/>
      <text:p text:style-name="P2">Nombre de usuario: zybo</text:p>
      <text:p text:style-name="P2">Clave del usuario: zybomonitor</text:p>
      <text:p text:style-name="P2"/>
      <text:p text:style-name="P1"><text:span text:style-name="T7">En la parte de compilar el kernel siguiendo la guia, antes se ha instalado “</text:span><text:span text:style-name="Source_20_Text"><text:span text:style-name="T5">apt-get install gcc-arm-linux-gnueabihf” y “apt-get install u-boot-tools lzop” </text:span></text:span><text:span text:style-name="Source_20_Text"><text:span text:style-name="T6">y “apt-get install bc”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'Bitstream Vera Sans Mono', 'Courier New', Courier, monospace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2:26:33.836555437</meta:creation-date>
    <dc:date>2018-11-26T14:13:01.235118265</dc:date>
    <meta:editing-duration>PT22M36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5" meta:word-count="43" meta:character-count="294" meta:non-whitespace-character-count="256"/>
  </office:meta>
</office:document-meta>
</file>